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nalyzer.setClosure( boolean 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alyzer.getClassDependenc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nalyzer.getResourceContainer( String resourceLocation , String [ ] path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Analyzer.addRootClass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nalyzer.getClassContainer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nalyzer.getRoo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alyzer.addSourcePath( Path sourc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Analyzer.add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Analyzer.config( String name , Object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nalyzer.getSourceContainer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nalyzer.getFileDependenc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Analyz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nalyzer.Abstrac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alyzer.isClosure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